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29cm" style:rel-column-width="4700*"/>
    </style:style>
    <style:style style:name="Tabla1.B" style:family="table-column">
      <style:table-column-properties style:column-width="1cm" style:rel-column-width="567*"/>
    </style:style>
    <style:style style:name="Tabla1.C" style:family="table-column">
      <style:table-column-properties style:column-width="8.299cm" style:rel-column-width="4705*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4.228cm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paragraph-rsid="001f75b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1f3fea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ployee_id.name" text:name="py3o.o.employee_id.name"/>
        <text:user-field-decl office:value-type="string" office:string-value="employee_id.last_name" text:name="py3o.o.employee_id.last_name"/>
        <text:user-field-decl office:value-type="string" office:string-value="employee_id.mothers_last_name" text:name="py3o.o.employee_id.mothers_last_name"/>
        <text:user-field-decl office:value-type="string" office:string-value="job_id.name" text:name="py3o.o.job_id.name"/>
        <text:user-field-decl office:value-type="string" office:string-value="wage" text:name="py3o.o.wage"/>
        <text:user-field-decl office:value-type="string" office:string-value="prev_date_end_letter" text:name="py3o.o.prev_date_end_letter"/>
        <text:user-field-decl office:value-type="string" office:string-value="date_start_letter" text:name="py3o.o.date_start_letter"/>
      </text:user-field-decls>
      <text:p text:style-name="P4"><text:span text:style-name="T1">ANEXO</text:span> del Contrato Individual de Trabajo por Tiempo Indeterminado que tienen celebrado por una parte la Empresa <text:span text:style-name="T1">TRANSPORTES AEROMAR S.A. DE C.V.</text:span>, representada por el <text:span text:style-name="T1">LIC. ALEJANDRO HEREDIA ESCUDERO</text:span> en su carácter de Gerente Senior de Administración de Personal y por la otra, el <text:span text:style-name="T1">C. </text:span><text:span text:style-name="T1"><text:user-field-get text:name="py3o.o.employee_id.last_name">employee_id.last_name</text:user-field-get></text:span><text:span text:style-name="T1"><text:s/></text:span><text:span text:style-name="T1"><text:user-field-get text:name="py3o.o.employee_id.mothers_last_name">employee_id.mothers_last_name</text:user-field-get></text:span><text:span text:style-name="T1"><text:s/></text:span><text:span text:style-name="T1"><text:user-field-get text:name="py3o.o.employee_id.name">employee_id.name</text:user-field-get></text:span><text:span text:style-name="T1">,</text:span> a quienes en lo sucesivo se les denominará ''EL PATRÓN'' y ''EL TRABAJADOR'' respectivamente, y a ambos, como ''LAS PARTES'', y que se sujetan a las siguientes:</text:p>
      <text:p text:style-name="P3"/>
      <text:p text:style-name="P3"/>
      <text:p text:style-name="P7">CLÁUSULAS</text:p>
      <text:p text:style-name="P6"/>
      <text:p text:style-name="P4"/>
      <text:p text:style-name="P4"><text:span text:style-name="T1">PRIMERA.-</text:span> ''LAS PARTES'' manifiestan que tienen celebrado un Contrato Individual de Trabajo por tiempo indeterminado, de fecha <text:span text:style-name="T1"><text:user-field-get text:name="py3o.o.prev_date_end_letter">prev_date_end_letter</text:user-field-get></text:span><text:span text:style-name="T1">.</text:span></text:p>
      <text:p text:style-name="P4"/>
      <text:p text:style-name="P4"><text:span text:style-name="T1">SEGUNDA.-</text:span> “EL TRABAJADOR” fue designado con fecha <text:span text:style-name="T1"><text:user-field-get text:name="py3o.o.date_start_letter">date_start_letter</text:user-field-get></text:span><text:s/>por el área de Talento Humano de la Empresa como <text:user-field-get text:name="py3o.o.job_id.name">job_id.name</text:user-field-get><text:s/>y como remuneración por sus servicios, recibirá como salario mensual bruto la cantidad de <text:span text:style-name="T1">$</text:span><text:span text:style-name="T1"><text:user-field-get text:name="py3o.o.wage">wage</text:user-field-get></text:span>, en vales de despensa recibirá el 10% de su salario mensual bruto topado a los límites de Ley (Tope una “UMA” mensual) y en fondo de ahorro recibirá el 13% de su salario bruto mensual topado a los límites de Ley (1.3 “UMA” mensual actualizada), “EL TRABAJADOR” continuará conservando las demás prestaciones que tenía con anterioridad y que se encuentran consignadas en el contrato.</text:p>
      <text:p text:style-name="P4"/>
      <text:p text:style-name="P4"/>
      <text:p text:style-name="P4"/>
      <text:p text:style-name="P4"/>
      <text:p text:style-name="P5">Leído que fue el presente ANEXO, lo ratifican las partes en todos sus términos en la Ciudad de México, a <text:span text:style-name="T5"><text:user-field-get text:name="py3o.o.date_start_letter">date_start_letter</text:user-field-get></text:span><text:span text:style-name="T5">.</text:span></text:p>
      <text:p text:style-name="P9"><text:span text:style-name="T5"/></text:p>
      <text:p text:style-name="P9"><text:span text:style-name="T5"/></text:p>
      <text:p text:style-name="P4"><text:span text:style-name="T5"/></text:p>
      <text:p text:style-name="P8"><text:span text:style-name="T4"/></text:p>
      <text:p text:style-name="P8"><text:span text:style-name="T4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812764559600">
          <table:table-cell table:style-name="Tabla1.A1" office:value-type="string">
            <text:p text:style-name="P10">EL PATRÓN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0">EL TRABAJADOR</text:p>
          </table:table-cell>
        </table:table-row>
        <table:table-row table:style-name="Tabla1.2">
          <table:table-cell table:style-name="Tabla1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0">__________________________________</text:p>
            <text:p text:style-name="P10">LIC. ALEJANDRO HEREDIA ESCUDERO</text:p>
          </table:table-cell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1">__________________________________</text:p>
            <text:p text:style-name="Mayuscula"><text:span text:style-name="T1"><text:s/></text:span><text:span text:style-name="T6"><text:user-field-get text:name="py3o.o.employee_id.last_name">employee_id.last_name</text:user-field-get></text:span><text:span text:style-name="T6"><text:s/></text:span><text:span text:style-name="T6"><text:user-field-get text:name="py3o.o.employee_id.mothers_last_name">employee_id.mothers_last_name</text:user-field-get></text:span><text:span text:style-name="T6"><text:s/></text:span><text:span text:style-name="T6"><text:user-field-get text:name="py3o.o.employee_id.name">employee_id.name</text:user-field-get></text:span></text:p>
          </table:table-cell>
        </table:table-row>
      </table:table>
      <text:p text:style-name="P8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ayuscula" style:family="paragraph" style:parent-style-name="Standard">
      <style:paragraph-properties fo:text-align="center" style:justify-single-word="false"/>
      <style:text-properties fo:text-transform="uppercase" style:font-name="arial" fo:font-family="arial" style:font-family-generic="swiss" fo:font-size="11pt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21:56:26.382793237</meta:creation-date>
    <dc:date>2021-10-14T22:18:23.534081070</dc:date>
    <meta:editing-duration>PT1M</meta:editing-duration>
    <meta:editing-cycles>1</meta:editing-cycles>
    <meta:document-statistic meta:table-count="1" meta:image-count="0" meta:object-count="0" meta:page-count="1" meta:paragraph-count="11" meta:word-count="226" meta:character-count="1588" meta:non-whitespace-character-count="1372"/>
    <meta:generator>LibreOffice/6.4.7.2$Linux_X86_64 LibreOffice_project/40$Build-2</meta:generator>
  </office:meta>
</office:document-meta>
</file>